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SpaceSplitter.getCommo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SpaceSplitter.RtfSpaceSplitter( RtfAttributes attrs , int previous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tfSpaceSplitter.setSpaceAfterCandidate( RtfAttributes cand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SpaceSplitter.setSpaceBeforeCandidate( RtfAttributes candi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SpaceSplitter.isAfterCadidat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SpaceSplitter.flu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tfSpaceSplitter.spli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tfSpaceSplitter.isBeforeCadidat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SpaceSplitter.stopUpdatingSpace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SpaceSplitter.getSpace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